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5.09cm" fo:margin-left="0cm" fo:margin-right="1.91cm" table:align="margins"/>
    </style:style>
    <style:style style:name="Tabel2.A" style:family="table-column">
      <style:table-column-properties style:column-width="3.314cm" style:rel-column-width="1879*"/>
    </style:style>
    <style:style style:name="Tabel2.B" style:family="table-column">
      <style:table-column-properties style:column-width="8.019cm" style:rel-column-width="4546*"/>
    </style:style>
    <style:style style:name="Tabel2.C" style:family="table-column">
      <style:table-column-properties style:column-width="3.757cm" style:rel-column-width="2130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style:line-height-at-least="0.423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variant="normal" fo:text-transform="none" fo:color="#212121" style:font-name="Verdana" fo:font-size="8.25pt" fo:letter-spacing="normal" fo:font-style="normal" fo:font-weight="normal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23675" text:style-name="L1">
        <text:list-item>
          <text:list>
            <text:list-item>
              <text:p text:style-name="P2"><text:line-break/><text:line-break/><text:span text:style-name="T1">I opdeler jeres EC tabel anderledes i denne opgave i forhold til den forrige opgave. Jeres settler og archer,legion condition f.eks. giver ikke så meget mening. Hvad er det for en condition i ser på, og hvordan påvirker den udfaldet af den testede funktion. F.eks. kunne man her have en condition i stil med "attacker can attack" med EC's settler[1] (dvs. nej) og archer,legion[2] (dvs ja).</text:span><text:line-break/><text:line-break/><text:span text:style-name="T1">Jeg er ikke helt overbevist af denne løsning. Jeg vil gerne have at i ser på den med friske øjne igen. Prøv at tage mindre udgangspunkt i de parametre funktionen tager, og i stedet fokuser på dens specifikation (se 34.2.6 for et godt eksempel på dette). </text:span><text:line-break/><text:line-break/><text:span text:style-name="T1">I jeres nye version ser jeg gerne følgende forbedringer:</text:span><text:line-break/><text:span text:style-name="T1">1. I kan liste nogle klare og tydelige conditions, og jeg kan forstå hvad disse conditions betyder. Vær opmærksom på om den måde i opstiller jeres svar på er forståeligt for andre end jer.</text:span><text:line-break/><text:span text:style-name="T1">2. Mindre fokus på parametre kun og mere fokus på spec.</text:span><text:line-break/><text:span text:style-name="T1">3. Klar forståelse af princippet i EC's. Helt specifikt, så skal i se på jeres valg mht. dice igen - jeg kan ikke se hvorfor i kun vil have 1 og 2 med, hvorfor ikke alle dice muligheder? Er jo lige i dette tilfælde hvor EC's er gode.</text:span><text:line-break/><text:line-break/><text:span text:style-name="T1">I må gerne springe den konkrete testliste over i jeres næste iteration. </text:span><text:line-break/><text:line-break/><text:span text:style-name="T1">Jeres skema i 36.50.3 giver ingen mening.</text:span></text:p>
            </text:list-item>
          </text:list>
        </text:list-item>
      </text:list>
      <text:p text:style-name="P1"/>
      <text:p text:style-name="P3">36.50</text:p>
      <text:p text:style-name="P1">Conditions som har indflydelse <text:s/>på O som består af en 8- tuple:</text:p>
      <text:p text:style-name="P1"/>
      <text:p text:style-name="P1">O = ( uf , ut , t f , tt , s f , st , d1 , d2 ) og disse betyder :</text:p>
      <text:p text:style-name="P1">uf = unit type from</text:p>
      <text:p text:style-name="P1">ut = unit type to</text:p>
      <text:p text:style-name="P1">tf = terrain type from</text:p>
      <text:p text:style-name="P1">tt = terrain type to</text:p>
      <text:p text:style-name="P1">sf = support from</text:p>
      <text:p text:style-name="P1">st = support to</text:p>
      <text:p text:style-name="P1">d1 , d2 = vilkårlige variabler [ 1 . . 6 ] som repræsenter terninger.</text:p>
      <text:p text:style-name="P1"/>
      <text:p text:style-name="P4">List of relevant conditions:</text:p>
      <text:p text:style-name="P4">• Typerne i combat</text:p>
      <text:p text:style-name="P4">• Tile-typerne</text:p>
      <text:p text:style-name="P4">• Support</text:p>
      <text:p text:style-name="P4">• Dice rolls</text:p>
      <text:p text:style-name="P1"/>
      <text:p text:style-name="P4">Vi antager, at O har som precondition, at rykket er lovligt, altså at man ikke forsøge at</text:p>
      <text:p text:style-name="P4">rykke til et ulovligt tile, samt at der er en fjende.</text:p>
      <text:p text:style-name="P4">Derudover, vil vi antage, at man et andet sted har lavet tilstrækkelige tests af units, tile</text:p>
      <text:p text:style-name="P4">factor ect, så de værdier der bliver givet til funktionen passer med situationen. Af samme</text:p>
      <text:p text:style-name="P4">grund vil vi ikke tage højde for at support muligvis kan indeholde fjendtlige units.</text:p>
      <text:p text:style-name="P4"/>
      <text:p text:style-name="P4"/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5">Conditions</text:p>
          </table:table-cell>
          <table:table-cell table:style-name="Tabel1.A1" office:value-type="string">
            <text:p text:style-name="P5">Invalid</text:p>
          </table:table-cell>
          <table:table-cell table:style-name="Tabel1.C1" office:value-type="string">
            <text:p text:style-name="P5">Valid EC's</text:p>
          </table:table-cell>
        </table:table-row>
        <table:table-row>
          <table:table-cell table:style-name="Tabel1.A2" office:value-type="string">
            <text:p text:style-name="P5">Forskel i Strength </text:p>
            <text:p text:style-name="P5">From(Attacker Strength ) - To(Denfense Strength)</text:p>
          </table:table-cell>
          <table:table-cell table:style-name="Tabel1.A2" office:value-type="string">
            <text:p text:style-name="P5"/>
          </table:table-cell>
          <table:table-cell table:style-name="Tabel1.C2" office:value-type="string">
            <text:p text:style-name="P5">Angriber vinder&gt;0[1]</text:p>
            <text:p text:style-name="P5">ingen vinder eller taber =0[2]</text:p>
            <text:p text:style-name="P5">Forsvarer vinder &lt;0[3]</text:p>
          </table:table-cell>
        </table:table-row>
        <table:table-row>
          <table:table-cell table:style-name="Tabel1.A2" office:value-type="string">
            <text:p text:style-name="P5">Terrain faktor</text:p>
            <text:p text:style-name="P5">From-to</text:p>
          </table:table-cell>
          <table:table-cell table:style-name="Tabel1.A2" office:value-type="string">
            <text:p text:style-name="P5"/>
          </table:table-cell>
          <table:table-cell table:style-name="Tabel1.C2" office:value-type="string">
            <text:p text:style-name="P5">Angriber vinder&gt;0[4]</text:p>
            <text:p text:style-name="P5">ingen vinder eller taber =0[4]</text:p>
            <text:p text:style-name="P5"><text:soft-page-break/>Forsvarer vinder &lt;0[6]</text:p>
          </table:table-cell>
        </table:table-row>
        <table:table-row>
          <table:table-cell table:style-name="Tabel1.A2" office:value-type="string">
            <text:p text:style-name="P5">Support fra venligsindet enheder</text:p>
            <text:p text:style-name="P5"/>
          </table:table-cell>
          <table:table-cell table:style-name="Tabel1.A2" office:value-type="string">
            <text:p text:style-name="P5"/>
          </table:table-cell>
          <table:table-cell table:style-name="Tabel1.C2" office:value-type="string">
            <text:p text:style-name="P5">Angriber vinder&gt;0[7]</text:p>
            <text:p text:style-name="P5">ingen vinder eller taber =0[8]</text:p>
            <text:p text:style-name="P5">Forsvarer vinder &lt;0[9]</text:p>
          </table:table-cell>
        </table:table-row>
        <table:table-row>
          <table:table-cell table:style-name="Tabel1.A2" office:value-type="string">
            <text:p text:style-name="P5">Terninger</text:p>
            <text:p text:style-name="P5">Angreb - Forsvar</text:p>
          </table:table-cell>
          <table:table-cell table:style-name="Tabel1.A2" office:value-type="string">
            <text:p text:style-name="P5"/>
          </table:table-cell>
          <table:table-cell table:style-name="Tabel1.C2" office:value-type="string">
            <text:p text:style-name="P5">Angriber vinder&gt;0[10]</text:p>
            <text:p text:style-name="P5">ingen vinder eller taber =0[11]</text:p>
            <text:p text:style-name="P5">Forsvarer vinder &lt;0[12]</text:p>
          </table:table-cell>
        </table:table-row>
      </table:table>
      <text:p text:style-name="P4"/>
      <text:p text:style-name="P4">Coverage property er overholdt, da vi i alle conditions, har dækket alle mulige input.</text:p>
      <text:p text:style-name="P4">Representation property'en er også overholdt, da vi kan overbevise os selv om, at alle</text:p>
      <text:p text:style-name="P4">input elementer i en EC vil fejle på det samme.</text:p>
      <text:p text:style-name="P4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5">EC's </text:p>
          </table:table-cell>
          <table:table-cell table:style-name="Tabel2.A1" office:value-type="string">
            <text:p text:style-name="P5">Test-cases</text:p>
          </table:table-cell>
          <table:table-cell table:style-name="Tabel2.C1" office:value-type="string">
            <text:p text:style-name="P5">Forventet resultat</text:p>
          </table:table-cell>
        </table:table-row>
        <table:table-row>
          <table:table-cell table:style-name="Tabel2.A2" office:value-type="string">
            <text:p text:style-name="P5">[2], [5], [8], [11]</text:p>
            <text:p text:style-name="P5">[1], [5], [8], [11]</text:p>
            <text:p text:style-name="P5">[3], [5], [8], [11]</text:p>
            <text:p text:style-name="P5">[2], [4], [8], [11]</text:p>
            <text:p text:style-name="P5">[2], [6], [8], [11]</text:p>
            <text:p text:style-name="P5">[2], [5], [7], [11]</text:p>
            <text:p text:style-name="P5">[2], [5], [9], [11]</text:p>
            <text:p text:style-name="P5">[2], [5], [8], [10]</text:p>
            <text:p text:style-name="P5">[2], [5], [8], [12]</text:p>
          </table:table-cell>
          <table:table-cell table:style-name="Tabel2.A2" office:value-type="string">
            <text:p text:style-name="P5">(Archer, Legion, Forrest, Forrest, 0, 0, 1, 1)</text:p>
            <text:p text:style-name="P5">(Legion, Archer, Forrest, Forrest, 0, 0, 1, 1)</text:p>
            <text:p text:style-name="P5">(Archer, Archer, Forrest, Forrest, 0, 0, 1, 1)</text:p>
            <text:p text:style-name="P5">(Archer, Legion, City, Forrest, 0, 0, 1, 1)</text:p>
            <text:p text:style-name="P5">(Archer, Legion, Forrest, City, 0, 0, 1, 1)</text:p>
            <text:p text:style-name="P5">(Archer, Legion, Forrest, Forrest, 1, 0, 1, 1)</text:p>
            <text:p text:style-name="P5">(Archer, Legion, Forrest, Forrest, 0, 1, 1, 1)</text:p>
            <text:p text:style-name="P5">(Archer, Legion, Forrest, Forrest, 0, 0, 2, 1)</text:p>
            <text:p text:style-name="P5">(Archer, Legion, Forrest, Forrest, 0, 0, 1, 2)</text:p>
          </table:table-cell>
          <table:table-cell table:style-name="Tabel2.C2" office:value-type="string">
            <text:p text:style-name="P5">False</text:p>
            <text:p text:style-name="P5">True</text:p>
            <text:p text:style-name="P5">False</text:p>
            <text:p text:style-name="P5">True</text:p>
            <text:p text:style-name="P5">False</text:p>
            <text:p text:style-name="P5">True</text:p>
            <text:p text:style-name="P5">False</text:p>
            <text:p text:style-name="P5">True</text:p>
            <text:p text:style-name="P5">False</text:p>
          </table:table-cell>
        </table:table-row>
      </table:table>
      <text:p text:style-name="P4"/>
      <text:p text:style-name="P4"/>
      <text:p text:style-name="P4">Der findes ingen invalide ækvivalensklasser pga. vores precondition. Vi har dog brugt</text:p>
      <text:p text:style-name="P4">heuristics i en lidt modificeret udgave. Som den først test, har vi situationen ingen af</text:p>
      <text:p text:style-name="P4">argumenterne giver en fordel. Dette svarer lidt til step 1.</text:p>
      <text:p text:style-name="P4">Herefter skruer vi på hver fordel, en af gangen for at sikre, at den bliver brugt i</text:p>
      <text:p text:style-name="P4">udregningen. Dette svarer lidt til step 2.</text:p>
      <text:p text:style-name="P4">Vi havde brugt samme strategi i TDD processen; altså hvor vi tester på en factor</text:p>
      <text:p text:style-name="P4">adgangen. Vi havde dog lidt flere t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8T17:11:57.70</meta:creation-date>
    <dc:date>2012-12-18T19:07:37</dc:date>
    <meta:editing-duration>PT1H55M39S</meta:editing-duration>
    <meta:editing-cycles>2</meta:editing-cycles>
    <meta:generator>OpenOffice.org/3.3$Win32 OpenOffice.org_project/330m20$Build-9567</meta:generator>
    <meta:document-statistic meta:table-count="2" meta:image-count="0" meta:object-count="0" meta:page-count="2" meta:paragraph-count="83" meta:word-count="708" meta:character-count="3916"/>
  </office:meta>
</office:document-meta>
</file>